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Cars</text:p>
          </table:table-cell>
          <table:table-cell table:style-name="ce1" office:value-type="string" calcext:value-type="string">
            <text:p>Min ECUs</text:p>
          </table:table-cell>
          <table:table-cell table:style-name="ce1" office:value-type="string" calcext:value-type="string">
            <text:p>0.01 Savings</text:p>
          </table:table-cell>
          <table:table-cell table:style-name="ce1" office:value-type="string" calcext:value-type="string">
            <text:p>0.10 Savings</text:p>
          </table:table-cell>
          <table:table-cell table:style-name="ce1" office:value-type="string" calcext:value-type="string">
            <text:p>1.00 Savings</text:p>
          </table:table-cell>
        </table:table-row>
        <table:table-row table:style-name="ro1">
          <table:table-cell office:value-type="string" calcext:value-type="string">
            <text:p>Cars in 2019</text:p>
          </table:table-cell>
          <table:table-cell office:value-type="float" office:value="92000000" calcext:value-type="float">
            <text:p>92,000,000.00</text:p>
          </table:table-cell>
          <table:table-cell office:value-type="string" calcext:value-type="string">
            <text:p>Cars</text:p>
          </table:table-cell>
          <table:table-cell/>
          <table:table-cell office:value-type="string" calcext:value-type="string">
            <text:p>Toyota</text:p>
          </table:table-cell>
          <table:table-cell office:value-type="float" office:value="10466051" calcext:value-type="float">
            <text:p>10466051</text:p>
          </table:table-cell>
          <table:table-cell table:formula="of:=[.F2]*15" office:value-type="float" office:value="156990765" calcext:value-type="float">
            <text:p>156990765</text:p>
          </table:table-cell>
          <table:table-cell table:formula="of:=[.G2]*0.01" office:value-type="currency" office:currency="USD" office:value="1569907.65" calcext:value-type="currency">
            <text:p>$1,569,907.65</text:p>
          </table:table-cell>
          <table:table-cell table:formula="of:=[.H2]*10" office:value-type="currency" office:currency="USD" office:value="15699076.5" calcext:value-type="currency">
            <text:p>$15,699,076.50</text:p>
          </table:table-cell>
          <table:table-cell table:formula="of:=[.I2]*10" office:value-type="currency" office:currency="USD" office:value="156990765" calcext:value-type="currency">
            <text:p>$156,990,765.00</text:p>
          </table:table-cell>
        </table:table-row>
        <table:table-row table:style-name="ro1">
          <table:table-cell office:value-type="string" calcext:value-type="string">
            <text:p>ECUs per Car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ECUs / Car</text:p>
          </table:table-cell>
          <table:table-cell/>
          <table:table-cell office:value-type="string" calcext:value-type="string">
            <text:p>VW</text:p>
          </table:table-cell>
          <table:table-cell office:value-type="float" office:value="10382334" calcext:value-type="float">
            <text:p>10382334</text:p>
          </table:table-cell>
          <table:table-cell table:formula="of:=[.F3]*15" office:value-type="float" office:value="155735010" calcext:value-type="float">
            <text:p>155735010</text:p>
          </table:table-cell>
          <table:table-cell table:formula="of:=[.G3]*0.01" office:value-type="currency" office:currency="USD" office:value="1557350.1" calcext:value-type="currency">
            <text:p>$1,557,350.10</text:p>
          </table:table-cell>
          <table:table-cell table:formula="of:=[.H3]*10" office:value-type="currency" office:currency="USD" office:value="15573501" calcext:value-type="currency">
            <text:p>$15,573,501.00</text:p>
          </table:table-cell>
          <table:table-cell table:formula="of:=[.I3]*10" office:value-type="currency" office:currency="USD" office:value="155735010" calcext:value-type="currency">
            <text:p>$155,735,010.00</text:p>
          </table:table-cell>
        </table:table-row>
        <table:table-row table:style-name="ro1">
          <table:table-cell office:value-type="string" calcext:value-type="string">
            <text:p>ECUs in 2019</text:p>
          </table:table-cell>
          <table:table-cell table:formula="of:=[.B3]*[.B2]" office:value-type="float" office:value="1380000000" calcext:value-type="float">
            <text:p>1,380,000,000.00</text:p>
          </table:table-cell>
          <table:table-cell office:value-type="string" calcext:value-type="string">
            <text:p>ECUs</text:p>
          </table:table-cell>
          <table:table-cell/>
          <table:table-cell office:value-type="string" calcext:value-type="string">
            <text:p>Hyundai/Kia</text:p>
          </table:table-cell>
          <table:table-cell office:value-type="float" office:value="7218391" calcext:value-type="float">
            <text:p>7218391</text:p>
          </table:table-cell>
          <table:table-cell table:formula="of:=[.F4]*15" office:value-type="float" office:value="108275865" calcext:value-type="float">
            <text:p>108275865</text:p>
          </table:table-cell>
          <table:table-cell table:formula="of:=[.G4]*0.01" office:value-type="currency" office:currency="USD" office:value="1082758.65" calcext:value-type="currency">
            <text:p>$1,082,758.65</text:p>
          </table:table-cell>
          <table:table-cell table:formula="of:=[.H4]*10" office:value-type="currency" office:currency="USD" office:value="10827586.5" calcext:value-type="currency">
            <text:p>$10,827,586.50</text:p>
          </table:table-cell>
          <table:table-cell table:formula="of:=[.I4]*10" office:value-type="currency" office:currency="USD" office:value="108275865" calcext:value-type="currency">
            <text:p>$108,275,865.00</text:p>
          </table:table-cell>
        </table:table-row>
        <table:table-row table:style-name="ro1">
          <table:table-cell office:value-type="string" calcext:value-type="string">
            <text:p>Savings per ECU</text:p>
          </table:table-cell>
          <table:table-cell table:style-name="ce3" office:value-type="currency" office:currency="USD" office:value="0.01" calcext:value-type="currency">
            <text:p>$0.01</text:p>
          </table:table-cell>
          <table:table-cell office:value-type="string" calcext:value-type="string">
            <text:p>USD / ECU</text:p>
          </table:table-cell>
          <table:table-cell/>
          <table:table-cell office:value-type="string" calcext:value-type="string">
            <text:p>GM</text:p>
          </table:table-cell>
          <table:table-cell office:value-type="float" office:value="6856880" calcext:value-type="float">
            <text:p>6856880</text:p>
          </table:table-cell>
          <table:table-cell table:formula="of:=[.F5]*15" office:value-type="float" office:value="102853200" calcext:value-type="float">
            <text:p>102853200</text:p>
          </table:table-cell>
          <table:table-cell table:formula="of:=[.G5]*0.01" office:value-type="currency" office:currency="USD" office:value="1028532" calcext:value-type="currency">
            <text:p>$1,028,532.00</text:p>
          </table:table-cell>
          <table:table-cell table:formula="of:=[.H5]*10" office:value-type="currency" office:currency="USD" office:value="10285320" calcext:value-type="currency">
            <text:p>$10,285,320.00</text:p>
          </table:table-cell>
          <table:table-cell table:formula="of:=[.I5]*10" office:value-type="currency" office:currency="USD" office:value="102853200" calcext:value-type="currency">
            <text:p>$102,853,200.00</text:p>
          </table:table-cell>
        </table:table-row>
        <table:table-row table:style-name="ro1">
          <table:table-cell office:value-type="string" calcext:value-type="string">
            <text:p>Savings</text:p>
          </table:table-cell>
          <table:table-cell table:style-name="ce3" table:formula="of:=[.B5]*[.B4]" office:value-type="currency" office:currency="USD" office:value="13800000" calcext:value-type="currency">
            <text:p>$13,800,000.00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Ford</text:p>
          </table:table-cell>
          <table:table-cell office:value-type="float" office:value="6386818" calcext:value-type="float">
            <text:p>6386818</text:p>
          </table:table-cell>
          <table:table-cell table:formula="of:=[.F6]*15" office:value-type="float" office:value="95802270" calcext:value-type="float">
            <text:p>95802270</text:p>
          </table:table-cell>
          <table:table-cell table:formula="of:=[.G6]*0.01" office:value-type="currency" office:currency="USD" office:value="958022.7" calcext:value-type="currency">
            <text:p>$958,022.70</text:p>
          </table:table-cell>
          <table:table-cell table:formula="of:=[.H6]*10" office:value-type="currency" office:currency="USD" office:value="9580227" calcext:value-type="currency">
            <text:p>$9,580,227.00</text:p>
          </table:table-cell>
          <table:table-cell table:formula="of:=[.I6]*10" office:value-type="currency" office:currency="USD" office:value="95802270" calcext:value-type="currency">
            <text:p>$95,802,27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6:04:18.899655189</meta:creation-date>
    <dc:date>2020-07-24T16:13:31.699843306</dc:date>
    <meta:editing-duration>PT9M12S</meta:editing-duration>
    <meta:editing-cycles>2</meta:editing-cycles>
    <meta:generator>LibreOffice/6.0.7.3$Linux_X86_64 LibreOffice_project/00m0$Build-3</meta:generator>
    <meta:document-statistic meta:table-count="1" meta:cell-count="54" meta:object-count="0"/>
  </office:meta>
</office:document-meta>
</file>